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1011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Throughput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DR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End 2 End Delay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Packet Los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No BH</text:p>
          </table:table-cell>
          <table:table-cell office:value-type="string" calcext:value-type="string">
            <text:p>With BH</text:p>
          </table:table-cell>
          <table:table-cell office:value-type="string" calcext:value-type="string">
            <text:p>Algo With BH</text:p>
          </table:table-cell>
          <table:table-cell/>
          <table:table-cell office:value-type="string" calcext:value-type="string">
            <text:p>No BH</text:p>
          </table:table-cell>
          <table:table-cell office:value-type="string" calcext:value-type="string">
            <text:p>With BH</text:p>
          </table:table-cell>
          <table:table-cell office:value-type="string" calcext:value-type="string">
            <text:p>Algo With BH</text:p>
          </table:table-cell>
          <table:table-cell/>
          <table:table-cell office:value-type="string" calcext:value-type="string">
            <text:p>No BH</text:p>
          </table:table-cell>
          <table:table-cell office:value-type="string" calcext:value-type="string">
            <text:p>With BH</text:p>
          </table:table-cell>
          <table:table-cell office:value-type="string" calcext:value-type="string">
            <text:p>Algo With BH</text:p>
          </table:table-cell>
          <table:table-cell/>
          <table:table-cell office:value-type="string" calcext:value-type="string">
            <text:p>No BH</text:p>
          </table:table-cell>
          <table:table-cell office:value-type="string" calcext:value-type="string">
            <text:p>With BH</text:p>
          </table:table-cell>
          <table:table-cell office:value-type="string" calcext:value-type="string">
            <text:p>Algo With BH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44" calcext:value-type="float">
            <text:p>51.44</text:p>
          </table:table-cell>
          <table:table-cell office:value-type="float" office:value="32.51" calcext:value-type="float">
            <text:p>32.51</text:p>
          </table:table-cell>
          <table:table-cell office:value-type="float" office:value="51.32" calcext:value-type="float">
            <text:p>51.32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30.75" calcext:value-type="float">
            <text:p>30.75</text:p>
          </table:table-cell>
          <table:table-cell office:value-type="float" office:value="74.54" calcext:value-type="float">
            <text:p>74.5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0.44" calcext:value-type="float">
            <text:p>10.44</text:p>
          </table:table-cell>
          <table:table-cell office:value-type="float" office:value="13.42" calcext:value-type="float">
            <text:p>13.42</text:p>
          </table:table-cell>
          <table:table-cell/>
          <table:table-cell table:formula="of:=490 -([.F3]*490/100)" office:value-type="float" office:value="2.00900000000001" calcext:value-type="float">
            <text:p>2.00900000000001</text:p>
          </table:table-cell>
          <table:table-cell table:formula="of:=490 -([.G3]*490/100)" office:value-type="float" office:value="339.325" calcext:value-type="float">
            <text:p>339.325</text:p>
          </table:table-cell>
          <table:table-cell table:formula="of:=490 -([.H3]*490/100)" office:value-type="float" office:value="124.754" calcext:value-type="float">
            <text:p>124.754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21" calcext:value-type="float">
            <text:p>51.21</text:p>
          </table:table-cell>
          <table:table-cell office:value-type="float" office:value="14.65" calcext:value-type="float">
            <text:p>14.65</text:p>
          </table:table-cell>
          <table:table-cell office:value-type="float" office:value="27.66" calcext:value-type="float">
            <text:p>27.66</text:p>
          </table:table-cell>
          <table:table-cell/>
          <table:table-cell office:value-type="float" office:value="99.19" calcext:value-type="float">
            <text:p>99.19</text:p>
          </table:table-cell>
          <table:table-cell office:value-type="float" office:value="21.18" calcext:value-type="float">
            <text:p>21.18</text:p>
          </table:table-cell>
          <table:table-cell office:value-type="float" office:value="53.53" calcext:value-type="float">
            <text:p>53.53</text:p>
          </table:table-cell>
          <table:table-cell/>
          <table:table-cell office:value-type="float" office:value="36.51" calcext:value-type="float">
            <text:p>36.51</text:p>
          </table:table-cell>
          <table:table-cell office:value-type="float" office:value="20.29" calcext:value-type="float">
            <text:p>20.29</text:p>
          </table:table-cell>
          <table:table-cell office:value-type="float" office:value="36.43" calcext:value-type="float">
            <text:p>36.43</text:p>
          </table:table-cell>
          <table:table-cell/>
          <table:table-cell table:formula="of:=490 -([.F4]*490/100)" office:value-type="float" office:value="3.96899999999999" calcext:value-type="float">
            <text:p>3.96899999999999</text:p>
          </table:table-cell>
          <table:table-cell table:formula="of:=490 -([.G4]*490/100)" office:value-type="float" office:value="386.218" calcext:value-type="float">
            <text:p>386.218</text:p>
          </table:table-cell>
          <table:table-cell table:formula="of:=490 -([.H4]*490/100)" office:value-type="float" office:value="227.703" calcext:value-type="float">
            <text:p>227.703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.44" calcext:value-type="float">
            <text:p>51.44</text:p>
          </table:table-cell>
          <table:table-cell office:value-type="float" office:value="3.57" calcext:value-type="float">
            <text:p>3.57</text:p>
          </table:table-cell>
          <table:table-cell office:value-type="float" office:value="38.81" calcext:value-type="float">
            <text:p>38.81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6.92" calcext:value-type="float">
            <text:p>6.92</text:p>
          </table:table-cell>
          <table:table-cell office:value-type="float" office:value="75.15" calcext:value-type="float">
            <text:p>75.15</text:p>
          </table:table-cell>
          <table:table-cell/>
          <table:table-cell office:value-type="float" office:value="20.04" calcext:value-type="float">
            <text:p>20.04</text:p>
          </table:table-cell>
          <table:table-cell office:value-type="float" office:value="43.1" calcext:value-type="float">
            <text:p>43.1</text:p>
          </table:table-cell>
          <table:table-cell office:value-type="float" office:value="18.03" calcext:value-type="float">
            <text:p>18.03</text:p>
          </table:table-cell>
          <table:table-cell/>
          <table:table-cell table:formula="of:=490 -([.F5]*490/100)" office:value-type="float" office:value="2.00900000000001" calcext:value-type="float">
            <text:p>2.00900000000001</text:p>
          </table:table-cell>
          <table:table-cell table:formula="of:=490 -([.G5]*490/100)" office:value-type="float" office:value="456.092" calcext:value-type="float">
            <text:p>456.092</text:p>
          </table:table-cell>
          <table:table-cell table:formula="of:=490 -([.H5]*490/100)" office:value-type="float" office:value="121.765" calcext:value-type="float">
            <text:p>121.76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.42" calcext:value-type="float">
            <text:p>51.42</text:p>
          </table:table-cell>
          <table:table-cell office:value-type="float" office:value="2" calcext:value-type="float">
            <text:p>2</text:p>
          </table:table-cell>
          <table:table-cell office:value-type="float" office:value="50.21" calcext:value-type="float">
            <text:p>50.21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3.87" calcext:value-type="float">
            <text:p>3.87</text:p>
          </table:table-cell>
          <table:table-cell office:value-type="float" office:value="83.27" calcext:value-type="float">
            <text:p>83.27</text:p>
          </table:table-cell>
          <table:table-cell/>
          <table:table-cell office:value-type="float" office:value="22.54" calcext:value-type="float">
            <text:p>22.54</text:p>
          </table:table-cell>
          <table:table-cell office:value-type="float" office:value="32.91" calcext:value-type="float">
            <text:p>32.91</text:p>
          </table:table-cell>
          <table:table-cell office:value-type="float" office:value="89.27" calcext:value-type="float">
            <text:p>89.27</text:p>
          </table:table-cell>
          <table:table-cell/>
          <table:table-cell table:formula="of:=490 -([.F6]*490/100)" office:value-type="float" office:value="2.00900000000001" calcext:value-type="float">
            <text:p>2.00900000000001</text:p>
          </table:table-cell>
          <table:table-cell table:formula="of:=490 -([.G6]*490/100)" office:value-type="float" office:value="471.037" calcext:value-type="float">
            <text:p>471.037</text:p>
          </table:table-cell>
          <table:table-cell table:formula="of:=490 -([.H6]*490/100)" office:value-type="float" office:value="81.977" calcext:value-type="float">
            <text:p>81.977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.44" calcext:value-type="float">
            <text:p>51.44</text:p>
          </table:table-cell>
          <table:table-cell office:value-type="float" office:value="29.1" calcext:value-type="float">
            <text:p>29.1</text:p>
          </table:table-cell>
          <table:table-cell office:value-type="float" office:value="49.33" calcext:value-type="float">
            <text:p>49.33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13.03" calcext:value-type="float">
            <text:p>13.03</text:p>
          </table:table-cell>
          <table:table-cell office:value-type="float" office:value="90.57" calcext:value-type="float">
            <text:p>90.57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float" office:value="19.76" calcext:value-type="float">
            <text:p>19.76</text:p>
          </table:table-cell>
          <table:table-cell office:value-type="float" office:value="83.87" calcext:value-type="float">
            <text:p>83.87</text:p>
          </table:table-cell>
          <table:table-cell/>
          <table:table-cell table:formula="of:=490 -([.F7]*490/100)" office:value-type="float" office:value="2.00900000000001" calcext:value-type="float">
            <text:p>2.00900000000001</text:p>
          </table:table-cell>
          <table:table-cell table:formula="of:=490 -([.G7]*490/100)" office:value-type="float" office:value="426.153" calcext:value-type="float">
            <text:p>426.153</text:p>
          </table:table-cell>
          <table:table-cell table:formula="of:=490 -([.H7]*490/100)" office:value-type="float" office:value="46.2070000000001" calcext:value-type="float">
            <text:p>46.207000000000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42" calcext:value-type="float">
            <text:p>51.42</text:p>
          </table:table-cell>
          <table:table-cell office:value-type="float" office:value="9.03" calcext:value-type="float">
            <text:p>9.03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8.55" calcext:value-type="float">
            <text:p>8.55</text:p>
          </table:table-cell>
          <table:table-cell office:value-type="float" office:value="92.49" calcext:value-type="float">
            <text:p>92.49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20.37" calcext:value-type="float">
            <text:p>20.37</text:p>
          </table:table-cell>
          <table:table-cell office:value-type="float" office:value="22.71" calcext:value-type="float">
            <text:p>22.71</text:p>
          </table:table-cell>
          <table:table-cell/>
          <table:table-cell table:formula="of:=490 -([.F8]*490/100)" office:value-type="float" office:value="2.00900000000001" calcext:value-type="float">
            <text:p>2.00900000000001</text:p>
          </table:table-cell>
          <table:table-cell table:formula="of:=490 -([.G8]*490/100)" office:value-type="float" office:value="448.105" calcext:value-type="float">
            <text:p>448.105</text:p>
          </table:table-cell>
          <table:table-cell table:formula="of:=490 -([.H8]*490/100)" office:value-type="float" office:value="36.799" calcext:value-type="float">
            <text:p>36.799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44" calcext:value-type="float">
            <text:p>51.44</text:p>
          </table:table-cell>
          <table:table-cell office:value-type="float" office:value="15.76" calcext:value-type="float">
            <text:p>15.76</text:p>
          </table:table-cell>
          <table:table-cell office:value-type="float" office:value="45.33" calcext:value-type="float">
            <text:p>45.33</text:p>
          </table:table-cell>
          <table:table-cell/>
          <table:table-cell office:value-type="float" office:value="99.59" calcext:value-type="float">
            <text:p>99.59</text:p>
          </table:table-cell>
          <table:table-cell office:value-type="float" office:value="22.81" calcext:value-type="float">
            <text:p>22.81</text:p>
          </table:table-cell>
          <table:table-cell office:value-type="float" office:value="95.45" calcext:value-type="float">
            <text:p>95.45</text:p>
          </table:table-cell>
          <table:table-cell/>
          <table:table-cell office:value-type="float" office:value="19.96" calcext:value-type="float">
            <text:p>19.96</text:p>
          </table:table-cell>
          <table:table-cell office:value-type="float" office:value="21.09" calcext:value-type="float">
            <text:p>21.09</text:p>
          </table:table-cell>
          <table:table-cell office:value-type="float" office:value="82.73" calcext:value-type="float">
            <text:p>82.73</text:p>
          </table:table-cell>
          <table:table-cell/>
          <table:table-cell table:formula="of:=490 -([.F9]*490/100)" office:value-type="float" office:value="2.00900000000001" calcext:value-type="float">
            <text:p>2.00900000000001</text:p>
          </table:table-cell>
          <table:table-cell table:formula="of:=490 -([.G9]*490/100)" office:value-type="float" office:value="378.231" calcext:value-type="float">
            <text:p>378.231</text:p>
          </table:table-cell>
          <table:table-cell table:formula="of:=490 -([.H9]*490/100)" office:value-type="float" office:value="22.295" calcext:value-type="float">
            <text:p>22.295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8:32:09.281640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47:00.101984211</meta:creation-date>
    <dc:date>2019-04-16T00:05:36.831745697</dc:date>
    <meta:editing-duration>P1DT5H43M29S</meta:editing-duration>
    <meta:editing-cycles>4</meta:editing-cycles>
    <meta:generator>LibreOffice/6.0.7.3$Linux_X86_64 LibreOffice_project/00m0$Build-3</meta:generator>
    <meta:document-statistic meta:table-count="1" meta:cell-count="108" meta:object-count="0"/>
  </office:meta>
</office:document-meta>
</file>